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56f225" officeooo:paragraph-rsid="001e45b7"/>
    </style:style>
    <style:style style:name="P2" style:family="paragraph" style:parent-style-name="Standard">
      <style:paragraph-properties fo:text-align="end" style:justify-single-word="false"/>
      <style:text-properties fo:font-size="8pt" officeooo:rsid="000b3bba" officeooo:paragraph-rsid="001e45b7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rsid="00104a03" officeooo:paragraph-rsid="001e45b7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3bba" officeooo:paragraph-rsid="001e45b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0b3bba" officeooo:paragraph-rsid="001e45b7" style:font-size-asian="14pt" style:font-style-asian="italic" style:font-size-complex="14pt" style:font-style-complex="italic"/>
    </style:style>
    <style:style style:name="P6" style:family="paragraph" style:parent-style-name="Standard">
      <style:text-properties officeooo:rsid="000b3bba" officeooo:paragraph-rsid="001e45b7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bfe8a" officeooo:paragraph-rsid="001e45b7" style:font-weight-asian="normal" style:font-weight-complex="normal"/>
    </style:style>
    <style:style style:name="P8" style:family="paragraph" style:parent-style-name="Standard">
      <style:text-properties officeooo:paragraph-rsid="001e45b7"/>
    </style:style>
    <style:style style:name="P9" style:family="paragraph" style:parent-style-name="Standard">
      <style:paragraph-properties fo:text-align="justify" style:justify-single-word="false"/>
      <style:text-properties officeooo:rsid="001e45b7" officeooo:paragraph-rsid="001e45b7"/>
    </style:style>
    <style:style style:name="P10" style:family="paragraph" style:parent-style-name="Standard">
      <style:paragraph-properties fo:text-align="justify" style:justify-single-word="false"/>
      <style:text-properties officeooo:rsid="00206de9" officeooo:paragraph-rsid="00206de9"/>
    </style:style>
    <style:style style:name="P11" style:family="paragraph" style:parent-style-name="Standard">
      <style:paragraph-properties fo:text-align="justify" style:justify-single-word="false"/>
      <style:text-properties fo:color="#333333" style:font-name="Liberation Mono" officeooo:rsid="00206de9" officeooo:paragraph-rsid="00206de9"/>
    </style:style>
    <style:style style:name="P12" style:family="paragraph" style:parent-style-name="Standard">
      <style:paragraph-properties fo:text-align="justify" style:justify-single-word="false"/>
      <style:text-properties officeooo:rsid="0025ecb2" officeooo:paragraph-rsid="002728ab"/>
    </style:style>
    <style:style style:name="P13" style:family="paragraph" style:parent-style-name="Standard">
      <style:paragraph-properties fo:text-align="justify" style:justify-single-word="false"/>
      <style:text-properties officeooo:rsid="00262f1a" officeooo:paragraph-rsid="0027cbce"/>
    </style:style>
    <style:style style:name="P14" style:family="paragraph" style:parent-style-name="Standard">
      <style:paragraph-properties fo:text-align="justify" style:justify-single-word="false"/>
      <style:text-properties officeooo:rsid="0028282a" officeooo:paragraph-rsid="0028282a"/>
    </style:style>
    <style:style style:name="P15" style:family="paragraph" style:parent-style-name="Standard">
      <style:paragraph-properties fo:text-align="justify" style:justify-single-word="false"/>
      <style:text-properties officeooo:rsid="00294d3f" officeooo:paragraph-rsid="00294d3f"/>
    </style:style>
    <style:style style:name="P16" style:family="paragraph" style:parent-style-name="Standard">
      <style:paragraph-properties fo:text-align="justify" style:justify-single-word="false"/>
      <style:text-properties officeooo:rsid="00262f1a" officeooo:paragraph-rsid="002728ab"/>
    </style:style>
    <style:style style:name="P17" style:family="paragraph" style:parent-style-name="Standard">
      <style:paragraph-properties fo:text-align="justify" style:justify-single-word="false"/>
      <style:text-properties officeooo:rsid="002728ab" officeooo:paragraph-rsid="0027cbce"/>
    </style:style>
    <style:style style:name="P18" style:family="paragraph" style:parent-style-name="Standard">
      <style:paragraph-properties fo:text-align="justify" style:justify-single-word="false"/>
      <style:text-properties officeooo:rsid="0028282a" officeooo:paragraph-rsid="0028282a"/>
    </style:style>
    <style:style style:name="P19" style:family="paragraph" style:parent-style-name="Standard">
      <style:paragraph-properties fo:text-align="justify" style:justify-single-word="false"/>
      <style:text-properties officeooo:rsid="002ca68c" officeooo:paragraph-rsid="002ca68c"/>
    </style:style>
    <style:style style:name="P20" style:family="paragraph">
      <style:paragraph-properties fo:text-align="center"/>
    </style:style>
    <style:style style:name="T1" style:family="text">
      <style:text-properties officeooo:rsid="006bc774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e45b7" style:font-style-asian="normal" style:font-weight-asian="normal" style:font-style-complex="normal" style:font-weight-complex="normal"/>
    </style:style>
    <style:style style:name="T5" style:family="text">
      <style:text-properties officeooo:rsid="001e45b7"/>
    </style:style>
    <style:style style:name="T6" style:family="text">
      <style:text-properties officeooo:rsid="001f6afc"/>
    </style:style>
    <style:style style:name="T7" style:family="text">
      <style:text-properties fo:color="#800000" officeooo:rsid="001f6afc"/>
    </style:style>
    <style:style style:name="T8" style:family="text">
      <style:text-properties fo:color="#800000" officeooo:rsid="001e45b7"/>
    </style:style>
    <style:style style:name="T9" style:family="text">
      <style:text-properties officeooo:rsid="0021ae40"/>
    </style:style>
    <style:style style:name="T10" style:family="text">
      <style:text-properties officeooo:rsid="00262f1a"/>
    </style:style>
    <style:style style:name="T11" style:family="text">
      <style:text-properties officeooo:rsid="002728ab"/>
    </style:style>
    <style:style style:name="T12" style:family="text">
      <style:text-properties officeooo:rsid="002a614e"/>
    </style:style>
    <style:style style:name="T13" style:family="text">
      <style:text-properties officeooo:rsid="002cc7e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llaume RIPOLL</text:p>
      <text:p text:style-name="P3">L3 -<text:span text:style-name="T1">&gt; L3</text:span></text:p>
      <text:p text:style-name="P4">Compte-rendu de réunion :<text:span text:style-name="T2"> </text:span><text:span text:style-name="T4">17</text:span><text:span text:style-name="T3">/07/2014</text:span></text:p>
      <text:p text:style-name="P5">Stage facultatif sur la génération de code parallèle pour les langages synchrones</text:p>
      <text:p text:style-name="P5">à l'IRIT avec l'équipe ACADIE</text:p>
      <text:p text:style-name="P6"/>
      <text:p text:style-name="P7">Présentation du travail effectué :</text:p>
      <text:p text:style-name="P8"/>
      <text:p text:style-name="P1">Présentation des différentes solutions Java <text:span text:style-name="T5">implémentées :</text:span></text:p>
      <text:p text:style-name="P1">-<text:span text:style-name="T5">&gt; gestion du deadlock </text:span><text:span text:style-name="T8">non thread safe</text:span><text:span text:style-name="T5"> (cas de thread qui garde la main de l'instruction notifyAll()</text:span></text:p>
      <text:p text:style-name="P9">jusqu'au d.inc() sans que le deadlock ait le temps de se décrémenté)</text:p>
      <text:p text:style-name="P9">-<text:span text:style-name="T6">&gt; solution avec booléens </text:span><text:span text:style-name="T7">pas assez performante</text:span></text:p>
      <text:p text:style-name="P9">-<text:span text:style-name="T6">&gt; utiliser l'implémentation avec un Executor :</text:span></text:p>
      <text:p text:style-name="P9"><text:s/></text:p>
      <text:p text:style-name="P10">Soit le code Signal :</text:p>
      <text:p text:style-name="P11">process P = (? integer a; boolean b; ! integer x, y, z;)(</text:p>
      <text:p text:style-name="P11">|x := a when b</text:p>
      <text:p text:style-name="P11">|y := x +1</text:p>
      <text:p text:style-name="P11">|z := a +3</text:p>
      <text:p text:style-name="P11">|)end;</text:p>
      <text:p text:style-name="P10"/>
      <text:p text:style-name="P10">O<text:span text:style-name="T9">n peut alors générer, sous Ocaml, le graphe :</text:span></text:p>
      <text:p text:style-name="P10"/>
      <text:p text:style-name="P10"><draw:rect text:anchor-type="paragraph" draw:z-index="0" draw:style-name="gr1" draw:text-style-name="P20" svg:width="1.661cm" svg:height="1.071cm" svg:x="6.699cm" svg:y="0.284cm"><text:p text:style-name="P20">b</text:p></draw:rect><draw:rect text:anchor-type="paragraph" draw:z-index="1" draw:style-name="gr1" draw:text-style-name="P20" svg:width="1.661cm" svg:height="1.071cm" svg:x="3.38cm" svg:y="0.293cm"><text:p text:style-name="P20">a</text:p></draw:rect></text:p>
      <text:p text:style-name="P10"/>
      <text:p text:style-name="P10"><draw:line text:anchor-type="paragraph" draw:z-index="5" draw:style-name="gr2" draw:text-style-name="P20" svg:x1="4.203cm" svg:y1="0.39cm" svg:x2="4.203cm" svg:y2="1.461cm"><text:p/></draw:line><draw:line text:anchor-type="paragraph" draw:z-index="6" draw:style-name="gr2" draw:text-style-name="P20" svg:x1="4.203cm" svg:y1="0.39cm" svg:x2="7.487cm" svg:y2="1.461cm"><text:p/></draw:line><draw:line text:anchor-type="paragraph" draw:z-index="7" draw:style-name="gr2" draw:text-style-name="P20" svg:x1="7.488cm" svg:y1="0.39cm" svg:x2="7.488cm" svg:y2="1.47cm"><text:p/></draw:line></text:p>
      <text:p text:style-name="P10"/>
      <text:p text:style-name="P10"/>
      <text:p text:style-name="P10"><draw:rect text:anchor-type="paragraph" draw:z-index="2" draw:style-name="gr1" draw:text-style-name="P20" svg:width="1.661cm" svg:height="1.071cm" svg:x="3.38cm" svg:y="0cm"><text:p text:style-name="P20">z</text:p></draw:rect><draw:rect text:anchor-type="paragraph" draw:z-index="4" draw:style-name="gr1" draw:text-style-name="P20" svg:width="1.661cm" svg:height="1.071cm" svg:x="6.699cm" svg:y="0cm"><text:p text:style-name="P20">x</text:p></draw:rect></text:p>
      <text:p text:style-name="P10"/>
      <text:p text:style-name="P10"><draw:line text:anchor-type="paragraph" draw:z-index="8" draw:style-name="gr2" draw:text-style-name="P20" svg:x1="7.56cm" svg:y1="0.097cm" svg:x2="7.583cm" svg:y2="1.168cm"><text:p/></draw:line></text:p>
      <text:p text:style-name="P10"/>
      <text:p text:style-name="P10"><draw:rect text:anchor-type="paragraph" draw:z-index="3" draw:style-name="gr1" draw:text-style-name="P20" svg:width="1.661cm" svg:height="1.071cm" svg:x="6.699cm" svg:y="0.194cm"><text:p text:style-name="P20">y</text:p></draw:rect></text:p>
      <text:p text:style-name="P10"/>
      <text:p text:style-name="P10"/>
      <text:p text:style-name="P10"/>
      <text:p text:style-name="P10"/>
      <text:p text:style-name="P12">On associe chaque <text:span text:style-name="T10">tâche</text:span> à </text:p>
      <text:p text:style-name="P16"><text:tab/>- un nombre de dépendances</text:p>
      <text:p text:style-name="P16"><text:tab/>- une liste de tâches</text:p>
      <text:p text:style-name="P13">Quand une tâche <text:span text:style-name="T11">se termine bien</text:span></text:p>
      <text:p text:style-name="P17"><text:tab/>- elle décrémente de 1 le nombre de dépendances de chacune des tâches de sa liste</text:p>
      <text:p text:style-name="P17"><text:tab/>- à chaque fois qu'un nombre de dépendances devient égal à 0, on exécute la tâche</text:p>
      <text:p text:style-name="P14">Quand une tâche se termine mal</text:p>
      <text:p text:style-name="P14"><text:tab/>- on ignore les tâches restantes</text:p>
      <text:p text:style-name="P19">Fin d'un cycle quand il n'y a plus de tâche</text:p>
      <text:p text:style-name="P15">Résultats : <text:span text:style-name="T12">d</text:span>ans une variable glob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0:22:57.369649722</meta:creation-date>
    <dc:date>2014-07-17T11:23:48.927029598</dc:date>
    <meta:editing-duration>PT18M31S</meta:editing-duration>
    <meta:editing-cycles>20</meta:editing-cycles>
    <meta:generator>LibreOffice/4.2.5.2$Linux_x86 LibreOffice_project/420$Build-2</meta:generator>
    <meta:document-statistic meta:table-count="0" meta:image-count="0" meta:object-count="0" meta:page-count="1" meta:paragraph-count="29" meta:word-count="204" meta:character-count="1102" meta:non-whitespace-character-count="919"/>
  </office:meta>
</office:document-meta>
</file>